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79b24" officeooo:paragraph-rsid="00079b24"/>
    </style:style>
    <style:style style:name="P2" style:family="paragraph" style:parent-style-name="Standard">
      <style:paragraph-properties fo:text-align="end" style:justify-single-word="false"/>
      <style:text-properties officeooo:rsid="00079b24" officeooo:paragraph-rsid="00079b24"/>
    </style:style>
    <style:style style:name="P3" style:family="paragraph" style:parent-style-name="Standard">
      <style:paragraph-properties fo:text-align="start" style:justify-single-word="false"/>
      <style:text-properties officeooo:rsid="00079b24" officeooo:paragraph-rsid="00079b24"/>
    </style:style>
    <style:style style:name="P4" style:family="paragraph" style:parent-style-name="Standard">
      <style:paragraph-properties fo:text-align="end" style:justify-single-word="false"/>
      <style:text-properties officeooo:paragraph-rsid="00079b24"/>
    </style:style>
    <style:style style:name="P5" style:family="paragraph" style:parent-style-name="Heading_20_3">
      <style:paragraph-properties fo:margin-left="0in" fo:margin-right="0in" fo:text-indent="0in" style:auto-text-indent="false" fo:padding="0.0193in" fo:border="0.06pt solid #e3e3e3"/>
    </style:style>
    <style:style style:name="P6" style:family="paragraph" style:parent-style-name="Standard">
      <style:paragraph-properties fo:text-align="center" style:justify-single-word="false"/>
      <style:text-properties officeooo:rsid="00079b24" officeooo:paragraph-rsid="00079b24"/>
    </style:style>
    <style:style style:name="P7" style:family="paragraph" style:parent-style-name="Standard">
      <style:paragraph-properties fo:text-align="center" style:justify-single-word="false"/>
      <style:text-properties officeooo:rsid="0008f67c" officeooo:paragraph-rsid="0008f67c"/>
    </style:style>
    <style:style style:name="P8" style:family="paragraph" style:parent-style-name="Text_20_body">
      <style:paragraph-properties fo:margin-left="0in" fo:margin-right="0in" fo:text-indent="0in" style:auto-text-indent="false" fo:padding="0.0193in" fo:border="0.06pt solid #e3e3e3"/>
    </style:style>
    <style:style style:name="P9" style:family="paragraph" style:parent-style-name="Text_20_body">
      <style:paragraph-properties fo:text-align="center" style:justify-single-word="false"/>
      <style:text-properties officeooo:rsid="0008f67c" officeooo:paragraph-rsid="0008f67c"/>
    </style:style>
    <style:style style:name="T1" style:family="text">
      <style:text-properties officeooo:rsid="00079b24"/>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onathon Delemos </text:p>
      <text:p text:style-name="P2">Badruddoja,Syed </text:p>
      <text:p text:style-name="P4"><text:span text:style-name="T1">CSC138 - </text:span>Computer Networking Fundamentals <text:span text:style-name="T1"><text:s/></text:span></text:p>
      <text:p text:style-name="P2">213441385</text:p>
      <text:p text:style-name="P2"/>
      <text:p text:style-name="P1"/>
      <text:p text:style-name="P1"/>
      <text:p text:style-name="P1">Homework # 2</text:p>
      <text:p text:style-name="P1"/>
      <text:p text:style-name="P1">1.</text:p>
      <text:p text:style-name="P3">a. The architecture where a server with a permanent IP address has always-on host capability to provide service is known as the client-server architecture. In this model, the server hosts resources or services, and clients (or users) connect to the server to request these resources. The server is always on and accessible via a fixed IP address, ensuring that clients can access the services it offers at any time. An example of this architecture is a web hosting server where websites are hosted. The server stores website files, and when a user wants to visit a website, their browser sends a request to the server, which then responds by serving the requested web pages. Most internet online services strive to function as client-server systems but come up short due to technological problems. </text:p>
      <text:p text:style-name="P3"/>
      <text:p text:style-name="P3">b. The architecture where a server with a temporary IP address hosts file services without the always-on host capability is typically found in peer-to-peer (P2P) networks. In P2P networks, each peer (or node) can act as both a client and a server. These peers are often not always on; they join and leave the network at will, and their IP addresses can change, especially if they are behind a NAT (Network Address Translation) or using dynamic IP allocation. An example application of this model is file sharing applications, such as the BitTorrent protocol, where users share files directly between each other without the need for a central server. Each user's computer acts as a peer and can host files for others to download, even though these computers might not have a fixed IP address or be always online.</text:p>
      <text:p text:style-name="P3"/>
      <text:p text:style-name="P3">c. The ideal architecture depends on the specific use case and requirements of the day-to-day application usage. For services that require high availability, reliability, and centralized management, the client-server architecture is often ideal. Examples include email services (e.g., Gmail), cloud storage services (e.g., Dropbox), and online banking websites. These applications benefit from the stability, security, and consistency provided by a central server that is always on and accessible. On the other hand, for applications where decentralization is key, and there is an emphasis on sharing resources among a large number of users, P2P architecture might be more suitable. Examples include decentralized file-sharing applications (e.g., BitTorrent for sharing large files) and blockchain applications (e.g., cryptocurrencies like Bitcoin, decentralized finance (DeFi) platforms). These benefit from the distributed nature of the network, resilience to single points of failure, and the ability to operate without a central authority. The choice between these architectures depends on the specific needs of the application, including factors like the need for centralized control, scalability, resilience, and the nature of the resources being shared or accessed.</text:p>
      <text:p text:style-name="P3"/>
      <text:p text:style-name="P1">2.</text:p>
      <text:p text:style-name="P3">Inter-process communication (IPC) within a single machine includes methods like pipes, named pipes, which facilitate sequential communication, message queues for asynchronous message-based communication, shared memory for direct access to a shared memory space by multiple processes, and semaphores to control access to shared resources, thereby preventing race conditions. In contrast, IPC over multiple machines, necessary in distributed systems, adopts different strategies to tackle network latency and ensure data synchronization. Remote Procedure Calls (RPCs) enable a program on one machine to execute a procedure on another, socket programming allows real-time data exchange between processes on different machines over a network, and RESTful APIs or Web <text:soft-page-break/>Services facilitate communication over HTTP, suitable for processes communicating over the web. For IPC between two hosts, especially in distributed systems, socket programming is widely used, leveraging TCP for reliable communication or UDP for faster but less reliable exchanges.</text:p>
      <text:p text:style-name="P1">3.</text:p>
      <text:p text:style-name="P3">Considering the specific needs of a real-time online gaming application where players exchange information about their positions, actions, and game environment updates with a priority on low latency, UDP (User Datagram Protocol) emerges as the most suitable transport protocol. UDP's minimal overhead, compared to TCP, benefits real-time applications due to its lack of connection establishment, guarantee of delivery, order, or error checking, thus ensuring lower latency. Although UDP's unreliability in terms of packet delivery might seem a drawback, for online gaming applications, the speed of receiving the latest game state updates outweighs the need for the accuracy of every single packet delivered. Developers can implement custom error checking and recovery mechanisms atop UDP to mitigate packet loss without significantly affecting game performance.</text:p>
      <text:p text:style-name="P3"><text:tab/></text:p>
      <text:p text:style-name="P1">4.</text:p>
      <text:p text:style-name="P1">When two browser applications access the same server for HTTP documents simultaneously, the server differentiates between the applications using the IP address and port numbers associated with each request, alongside cookies that maintain session states, and HTTP headers like the `User-Agent` that provides browser and operating system details. Moreover, authentication tokens within the HTTP requests uniquely identify users and their sessions, allowing the server to manage and distinguish between multiple concurrent requests effectively. This blend of network-level identifiers and application-level data ensures that servers can accurately differentiate and respond to requests from different browser applications.</text:p>
      <text:p text:style-name="P1">5.</text:p>
      <text:p text:style-name="P1">Okay, so lets first identify our knowns. </text:p>
      <text:p text:style-name="P1"><draw:frame draw:style-name="fr2" draw:name="Object1" text:anchor-type="as-char" svg:y="-1.9327in" svg:width="2.9646in" svg:height="3.8063in" draw:z-index="0"><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P1"/>
      <text:p text:style-name="P1"/>
      <text:p text:style-name="P1"><text:soft-page-break/></text:p>
      <text:p text:style-name="P1"/>
      <text:p text:style-name="P7">6.</text:p>
      <text:p text:style-name="P7"><draw:frame draw:style-name="fr1" draw:name="Object2" text:anchor-type="as-char" svg:y="-1.1173in" svg:width="2.439in" svg:height="2.1752in" draw:z-index="1"><draw:object xlink:href="./Object 2" xlink:type="simple" xlink:show="embed" xlink:actuate="onLoad"/><draw:image xlink:href="./ObjectReplacements/Object 2" xlink:type="simple" xlink:show="embed" xlink:actuate="onLoad"/></draw:frame></text:p>
      <text:p text:style-name="P7"/>
      <text:p text:style-name="P9"/>
      <text:p text:style-name="P9">7. Acquiring the First Chunk in BitTorrent</text:p>
      <text:p text:style-name="P9"/>
      <text:p text:style-name="P9">In BitTorrent, new peers without any chunks can utilize a mechanism called "tit-for-tat" to get their first chunk. Initially, they have nothing to offer in exchange for chunks from other peers. However, BitTorrent employs a strategy where new peers can download chunks from others by entering into "choking" and "unchoking" relationships. Specifically, new peers can be unchoked by others on a trial basis or due to optimistic unchoking, where peers periodically allow downloads from others at random, giving new participants a chance to start acquiring chunks. Once the new peer has at least one chunk, it can start contributing to the network by uploading, thereby improving its download rate through reciprocal sharing.</text:p>
      <text:p text:style-name="P9"/>
      <text:p text:style-name="P9"><text:s/>8. </text:p>
      <text:p text:style-name="P9">One of the main reasons DNS uses UDP (User Datagram Protocol) instead of TCP (Transmission Control Protocol) is efficiency. DNS queries are typically small (often fitting within a single UDP packet), and the service aims for minimal latency. UDP, being connectionless, does not require a handshake process to establish a connection before data is sent, unlike TCP. This makes DNS responses faster because it eliminates the overhead associated with establishing and terminating a TCP connection, which is particularly beneficial for the quick resolution of domain names into IP addresses. Additionally, the risk of congestion and the overhead of managing TCP connections at DNS servers, especially given the vast number of queries they handle, further justify the use of UDP.</text:p>
      <text:p text:style-name="P9"/>
      <text:p text:style-name="P9"/>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12:03:42.146716359</meta:creation-date>
    <dc:date>2024-03-08T17:49:12.672585009</dc:date>
    <meta:editing-duration>P1DT8H17M20S</meta:editing-duration>
    <meta:editing-cycles>3</meta:editing-cycles>
    <meta:generator>LibreOffice/7.6.4.1$Linux_X86_64 LibreOffice_project/60$Build-1</meta:generator>
    <meta:document-statistic meta:table-count="0" meta:image-count="0" meta:object-count="2" meta:page-count="3" meta:paragraph-count="25" meta:word-count="1071" meta:character-count="7200" meta:non-whitespace-character-count="6142"/>
  </office:meta>
</office:document-meta>
</file>

<file path=Object 1/content.xml><?xml version="1.0" encoding="utf-8"?>
<math xmlns="http://www.w3.org/1998/Math/MathML" display="block">
  <semantics>
    <mtable>
      <mtr>
        <mtd>
          <mrow>
            <mi mathvariant="italic">KNOWNS</mi>
            <mi mathvariant="normal">:</mi>
          </mrow>
        </mtd>
      </mtr>
      <mtr>
        <mtd>
          <mrow>
            <mrow>
              <mi mathvariant="italic">File</mi>
              <mo stretchy="false">=</mo>
              <mn>10</mn>
            </mrow>
            <mi mathvariant="italic">gigabytes</mi>
          </mrow>
        </mtd>
      </mtr>
      <mtr>
        <mtd>
          <mrow>
            <mi mathvariant="italic">We</mi>
            <mi mathvariant="italic">will</mi>
            <mi mathvariant="italic">call</mi>
            <mi mathvariant="italic">this</mi>
            <mi>'</mi>
            <mi>F</mi>
            <mi>'</mi>
          </mrow>
        </mtd>
      </mtr>
      <mtr>
        <mtd>
          <mrow>
            <mrow>
              <mi>F</mi>
              <mo stretchy="false">=</mo>
              <mn>10,000</mn>
            </mrow>
            <mi mathvariant="italic">megabytes</mi>
          </mrow>
        </mtd>
      </mtr>
      <mtr>
        <mtd>
          <mrow>
            <mrow>
              <msub>
                <mi>U</mi>
                <mi>s</mi>
              </msub>
              <mo stretchy="false">=</mo>
              <mn>20</mn>
            </mrow>
            <mi mathvariant="italic">Mbps</mi>
            <mrow>
              <mo fence="true" form="prefix" stretchy="false">(</mo>
              <mrow>
                <mrow>
                  <mi mathvariant="italic">upload</mi>
                  <mi mathvariant="italic">rate</mi>
                  <mi mathvariant="italic">of</mi>
                  <mi mathvariant="italic">server</mi>
                </mrow>
              </mrow>
              <mo fence="true" form="postfix" stretchy="false">)</mo>
            </mrow>
          </mrow>
        </mtd>
      </mtr>
      <mtr>
        <mtd>
          <mrow>
            <mrow>
              <msub>
                <mi>D</mi>
                <mi>u</mi>
              </msub>
              <mo stretchy="false">=</mo>
              <mn>3</mn>
            </mrow>
            <mi mathvariant="italic">mbps</mi>
            <mrow>
              <mo fence="true" form="prefix" stretchy="false">(</mo>
              <mrow>
                <mrow>
                  <mi mathvariant="italic">Download</mi>
                  <mi mathvariant="italic">rate</mi>
                  <mi mathvariant="italic">of</mi>
                  <mrow>
                    <mi mathvariant="italic">client</mi>
                    <mo stretchy="false">/</mo>
                    <mi mathvariant="italic">peers</mi>
                  </mrow>
                </mrow>
              </mrow>
              <mo fence="true" form="postfix" stretchy="false">)</mo>
            </mrow>
          </mrow>
        </mtd>
      </mtr>
      <mtr>
        <mtd>
          <mrow>
            <mi mathvariant="italic">Number</mi>
            <mi mathvariant="italic">of</mi>
            <mi mathvariant="italic">Clients</mi>
          </mrow>
        </mtd>
      </mtr>
      <mtr>
        <mtd>
          <mrow/>
        </mtd>
      </mtr>
      <mtr>
        <mtd>
          <mi mathvariant="italic">EQUATION</mi>
        </mtd>
      </mtr>
      <mtr>
        <mtd>
          <mrow>
            <msub>
              <mi>T</mi>
              <mi mathvariant="italic">min</mi>
            </msub>
            <mo stretchy="false">=</mo>
            <mfrac>
              <mi mathvariant="italic">FxN</mi>
              <msub>
                <mi>U</mi>
                <mi>s</mi>
              </msub>
            </mfrac>
          </mrow>
        </mtd>
      </mtr>
      <mtr>
        <mtd>
          <mrow>
            <msub>
              <mi>T</mi>
              <mi mathvariant="italic">min</mi>
            </msub>
            <mo stretchy="false">=</mo>
            <mfrac>
              <mrow>
                <mn>10,000</mn>
                <mi>x</mi>
                <mn>100</mn>
              </mrow>
              <mrow>
                <mn>20</mn>
                <mi mathvariant="italic">mbps</mi>
              </mrow>
            </mfrac>
          </mrow>
        </mtd>
      </mtr>
      <mtr>
        <mtd>
          <mrow>
            <mn>50,000</mn>
            <mi mathvariant="italic">seconds</mi>
          </mrow>
        </mtd>
      </mtr>
      <mtr>
        <mtd>
          <mrow>
            <mi mathvariant="italic">Peer</mi>
            <mn>2</mn>
            <mi mathvariant="italic">Peer</mi>
          </mrow>
        </mtd>
      </mtr>
      <mtr>
        <mtd>
          <mrow>
            <msub>
              <mi>T</mi>
              <mi mathvariant="italic">servertopeer</mi>
            </msub>
            <mo stretchy="false">=</mo>
            <mfrac>
              <mi>F</mi>
              <msub>
                <mi>u</mi>
                <mi>s</mi>
              </msub>
            </mfrac>
          </mrow>
        </mtd>
      </mtr>
      <mtr>
        <mtd>
          <mrow>
            <mn>500</mn>
            <mi mathvariant="italic">seconds</mi>
            <mi mathvariant="italic">for</mi>
            <mn>500</mn>
            <mi mathvariant="italic">kbps</mi>
          </mrow>
        </mtd>
      </mtr>
      <mtr>
        <mtd>
          <mrow>
            <mn>500</mn>
            <mi mathvariant="italic">seconds</mi>
            <mi mathvariant="italic">for</mi>
            <mn>800</mn>
            <mi mathvariant="italic">kbps</mi>
          </mrow>
        </mtd>
      </mtr>
    </mtable>
    <annotation encoding="StarMath 5.0">KNOWNS:
newline
File = 10gigabytes newline
We will call this 'F'
newline
F = 10,000 megabytes
newline
U_s = 20Mbps (upload rate of server) 
newline 
D_u = 3mbps (Download rate of client/peers) 
newline 
Number of Clients
newline
newline 
EQUATION 
newline
T_min = {FxN} over {U_s} 
newline
T_min = {10,000x100} over {20mbps}
newline
50,000  seconds 
newline Peer 2 Peer
newline
T_servertopeer = F over u_s 
newline 
500 seconds for 500kbps
newline
500 seconds for 800kbps 
</annotation>
  </semantics>
</math>
</file>

<file path=Object 2/content.xml><?xml version="1.0" encoding="utf-8"?>
<math xmlns="http://www.w3.org/1998/Math/MathML" display="block">
  <semantics>
    <mtable>
      <mtr>
        <mtd>
          <mrow>
            <mi mathvariant="italic">Knowns</mi>
            <mi mathvariant="normal">:</mi>
          </mrow>
        </mtd>
      </mtr>
      <mtr>
        <mtd>
          <mrow>
            <mrow>
              <mi mathvariant="italic">Object</mi>
              <mo stretchy="false">=</mo>
              <mn>600000</mn>
            </mrow>
            <mi mathvariant="italic">bits</mi>
          </mrow>
        </mtd>
      </mtr>
      <mtr>
        <mtd>
          <mrow>
            <mi mathvariant="italic">Request</mi>
            <mrow>
              <mrow>
                <mo fence="true" form="prefix" stretchy="false">(</mo>
                <mrow>
                  <mi mathvariant="normal">Β</mi>
                </mrow>
                <mo fence="true" form="postfix" stretchy="false">)</mo>
              </mrow>
              <mo stretchy="false">=</mo>
              <mn>23</mn>
            </mrow>
            <mi mathvariant="italic">requests</mi>
            <mi mathvariant="italic">per</mi>
            <mi mathvariant="italic">second</mi>
          </mrow>
        </mtd>
      </mtr>
      <mtr>
        <mtd>
          <mrow>
            <mi mathvariant="italic">Average</mi>
            <mrow>
              <mi mathvariant="italic">delay</mi>
              <mo stretchy="false">=</mo>
              <mi mathvariant="normal">Δ</mi>
            </mrow>
            <mi>x</mi>
            <mfrac>
              <mn>1</mn>
              <mrow>
                <mrow>
                  <mn>1</mn>
                  <mo stretchy="false">−</mo>
                  <mi mathvariant="normal">Δ</mi>
                </mrow>
                <mi mathvariant="normal">Β</mi>
              </mrow>
            </mfrac>
          </mrow>
        </mtd>
      </mtr>
      <mtr>
        <mtd>
          <mrow>
            <mi mathvariant="normal">Δ</mi>
            <mo stretchy="false">=</mo>
            <mfrac>
              <mrow>
                <mi mathvariant="italic">Average</mi>
                <mi mathvariant="italic">object</mi>
              </mrow>
              <mrow>
                <mi mathvariant="italic">average</mi>
                <mi mathvariant="italic">link</mi>
                <mi mathvariant="italic">speed</mi>
              </mrow>
            </mfrac>
          </mrow>
        </mtd>
      </mtr>
      <mtr>
        <mtd>
          <mrow>
            <mi mathvariant="normal">Δ</mi>
            <mo stretchy="false">=</mo>
            <mfrac>
              <mn>60,000</mn>
              <mrow>
                <mn>1.5</mn>
                <mi mathvariant="italic">MBPS</mi>
              </mrow>
            </mfrac>
          </mrow>
        </mtd>
      </mtr>
      <mtr>
        <mtd>
          <mrow>
            <mi mathvariant="italic">Without</mi>
            <mrow>
              <mi mathvariant="italic">cache</mi>
              <mo stretchy="false">=</mo>
              <mn>2.5</mn>
            </mrow>
            <mi mathvariant="italic">seconds</mi>
          </mrow>
        </mtd>
      </mtr>
      <mtr>
        <mtd>
          <mrow>
            <mi mathvariant="italic">With</mi>
            <mrow>
              <mi mathvariant="italic">Cache</mi>
              <mo stretchy="false">=</mo>
              <mn>.4</mn>
            </mrow>
            <mi mathvariant="italic">seconds</mi>
          </mrow>
        </mtd>
      </mtr>
    </mtable>
    <annotation encoding="StarMath 5.0">Knowns:
newline 
Object = 600000 bits
newline
Request (%BETA)= 23 requests per second
newline
Average delay = %DELTA x {1} over {1-%DELTA %BETA}
newline 
%DELTA = {Average object} over {average link speed}
newline
%DELTA = {60,000} over {1.5MBPS}
newline
Without cache = 2.5 seconds
newline
With Cache = .4 seconds

</annotation>
  </semantics>
</math>
</file>